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80000003B78554A0607FA9FCAA.png" manifest:media-type="image/png"/>
  <manifest:file-entry manifest:full-path="Pictures/1000020100000780000003B7E1A6E16B4FD14AA4.png" manifest:media-type="image/png"/>
  <manifest:file-entry manifest:full-path="Pictures/10000201000004B00000041A41253F7C2A0968CC.png" manifest:media-type="image/png"/>
  <manifest:file-entry manifest:full-path="Pictures/1000020100000305000000902D0509672A9830D7.png" manifest:media-type="image/png"/>
  <manifest:file-entry manifest:full-path="Pictures/1000020100000431000002653A4AE2E6A704DBD1.png" manifest:media-type="image/png"/>
  <manifest:file-entry manifest:full-path="Pictures/100002010000021100000166FC644F2773E8777E.png" manifest:media-type="image/png"/>
  <manifest:file-entry manifest:full-path="Pictures/10000201000001E000000076352F8DA418477238.png" manifest:media-type="image/png"/>
  <manifest:file-entry manifest:full-path="Pictures/1000020100000227000001021241223B815BBBC5.png" manifest:media-type="image/png"/>
  <manifest:file-entry manifest:full-path="Pictures/1000020100000780000003B7576B674B9676875C.png" manifest:media-type="image/png"/>
  <manifest:file-entry manifest:full-path="Pictures/1000020100000780000003B79C83B66AF7176C5F.png" manifest:media-type="image/png"/>
  <manifest:file-entry manifest:full-path="Pictures/10000201000002FB0000007E8BF2DE0D3B12D4EA.png" manifest:media-type="image/png"/>
  <manifest:file-entry manifest:full-path="Pictures/100002010000011D0000008CB1DF9B2668201622.png" manifest:media-type="image/png"/>
  <manifest:file-entry manifest:full-path="Pictures/10000201000002E70000013B779680EF27139251.png" manifest:media-type="image/png"/>
  <manifest:file-entry manifest:full-path="Pictures/1000020100000327000000833DBBAD09BF7AAC66.png" manifest:media-type="image/png"/>
  <manifest:file-entry manifest:full-path="Pictures/1000020100000780000003B756639BC3AE92C7F3.png" manifest:media-type="image/png"/>
  <manifest:file-entry manifest:full-path="Pictures/1000020100000780000003B77BE52DCD7CBAF06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211cm, 13.273cm, 0.928cm, 14.48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668cm, 13.438cm, 1.471cm, 13.208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032cm, 13.376cm, 1.107cm, 13.271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668cm, 6.803cm, 1.473cm, 15.42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032cm, 6.637cm, 0cm, 15.584cm)" draw:image-opacity="100%" style:mirror="non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88cm, 13.438cm, 2.577cm, 15.42cm)" draw:image-opacity="100%" style:mirror="none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27cm" svg:y="1.905cm" presentation:class="title" presentation:user-transformed="true">
          <draw:text-box>
            <text:p>Lagrange points<text:tab/></text:p>
          </draw:text-box>
        </draw:frame>
        <draw:frame draw:style-name="gr1" draw:text-style-name="P1" draw:layer="layout" svg:width="12.109cm" svg:height="10.595cm" svg:x="7.946cm" svg:y="4.445cm">
          <draw:image xlink:href="Pictures/10000201000004B00000041A41253F7C2A0968C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quations of motion</text:p>
          </draw:text-box>
        </draw:frame>
        <draw:frame draw:style-name="gr1" draw:text-style-name="P1" draw:layer="layout" svg:width="11.686cm" svg:height="2.27cm" svg:x="12.444cm" svg:y="12.335cm">
          <draw:image xlink:href="Pictures/1000020100000305000000902D0509672A9830D7.png" xlink:type="simple" xlink:show="embed" xlink:actuate="onLoad" draw:mime-type="image/png">
            <text:p/>
          </draw:image>
        </draw:frame>
        <draw:frame draw:style-name="gr1" draw:text-style-name="P1" draw:layer="layout" svg:width="16.222cm" svg:height="9.669cm" svg:x="5.925cm" svg:y="3.046cm">
          <draw:image xlink:href="Pictures/1000020100000431000002653A4AE2E6A704DBD1.png" xlink:type="simple" xlink:show="embed" xlink:actuate="onLoad" draw:mime-type="image/png">
            <text:p/>
          </draw:image>
        </draw:frame>
        <draw:frame draw:style-name="gr1" draw:text-style-name="P1" draw:layer="layout" svg:width="4.308cm" svg:height="2.207cm" svg:x="6.35cm" svg:y="12.398cm">
          <draw:image xlink:href="Pictures/100002010000011D0000008CB1DF9B266820162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-rotating reference frame</text:p>
          </draw:text-box>
        </draw:frame>
        <draw:frame draw:style-name="gr1" draw:text-style-name="P1" draw:layer="layout" svg:width="11.535cm" svg:height="1.986cm" svg:x="1.8cm" svg:y="4.445cm">
          <draw:image xlink:href="Pictures/10000201000002FB0000007E8BF2DE0D3B12D4EA.png" xlink:type="simple" xlink:show="embed" xlink:actuate="onLoad" draw:mime-type="image/png">
            <text:p/>
          </draw:image>
        </draw:frame>
        <draw:frame draw:style-name="gr1" draw:text-style-name="P1" draw:layer="layout" svg:width="11.232cm" svg:height="4.968cm" svg:x="1.905cm" svg:y="6.985cm">
          <draw:image xlink:href="Pictures/10000201000002E70000013B779680EF27139251.png" xlink:type="simple" xlink:show="embed" xlink:actuate="onLoad" draw:mime-type="image/png">
            <text:p/>
          </draw:image>
        </draw:frame>
        <draw:frame draw:style-name="gr1" draw:text-style-name="P1" draw:layer="layout" svg:width="7.256cm" svg:height="1.86cm" svg:x="14.605cm" svg:y="6.985cm">
          <draw:image xlink:href="Pictures/10000201000001E000000076352F8DA418477238.png" xlink:type="simple" xlink:show="embed" xlink:actuate="onLoad" draw:mime-type="image/png">
            <text:p/>
          </draw:image>
        </draw:frame>
        <draw:frame draw:style-name="gr1" draw:text-style-name="P1" draw:layer="layout" svg:width="12.2cm" svg:height="2.065cm" svg:x="13.835cm" svg:y="4.445cm">
          <draw:image xlink:href="Pictures/1000020100000327000000833DBBAD09BF7AAC66.png" xlink:type="simple" xlink:show="embed" xlink:actuate="onLoad" draw:mime-type="image/png">
            <text:p/>
          </draw:image>
        </draw:frame>
        <draw:frame draw:style-name="gr1" draw:text-style-name="P1" draw:layer="layout" svg:width="8.329cm" svg:height="4.069cm" svg:x="19.124cm" svg:y="10.536cm">
          <draw:image xlink:href="Pictures/1000020100000227000001021241223B815BBBC5.png" xlink:type="simple" xlink:show="embed" xlink:actuate="onLoad" draw:mime-type="image/png">
            <text:p/>
          </draw:image>
        </draw:frame>
        <draw:frame draw:style-name="gr1" draw:text-style-name="P1" draw:layer="layout" svg:width="6.35cm" svg:height="4.483cm" svg:x="12.065cm" svg:y="10.122cm">
          <draw:image xlink:href="Pictures/100002010000021100000166FC644F2773E8777E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3" draw:text-style-name="P1" draw:layer="layout" svg:width="12.065cm" svg:height="12.065cm" svg:x="1.905cm" svg:y="1.905cm">
          <draw:image xlink:href="Pictures/1000020100000780000003B79C83B66AF7176C5F.png" xlink:type="simple" xlink:show="embed" xlink:actuate="onLoad" draw:mime-type="image/png">
            <text:p/>
          </draw:image>
        </draw:frame>
        <draw:frame draw:style-name="gr4" draw:text-style-name="P1" draw:layer="layout" svg:width="12.699cm" svg:height="12.064cm" svg:x="13.934cm" svg:y="1.759cm">
          <draw:image xlink:href="Pictures/1000020100000780000003B756639BC3AE92C7F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5" draw:text-style-name="P1" draw:layer="layout" svg:width="10.795cm" svg:height="10.256cm" svg:x="15.24cm" svg:y="2.54cm">
          <draw:image xlink:href="Pictures/1000020100000780000003B77BE52DCD7CBAF062.png" xlink:type="simple" xlink:show="embed" xlink:actuate="onLoad" draw:mime-type="image/png">
            <text:p/>
          </draw:image>
        </draw:frame>
        <draw:frame draw:style-name="gr6" draw:text-style-name="P1" draw:layer="layout" svg:width="12.835cm" svg:height="10.16cm" svg:x="1.27cm" svg:y="2.54cm">
          <draw:image xlink:href="Pictures/1000020100000780000003B7E1A6E16B4FD14AA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7" draw:text-style-name="P1" draw:layer="layout" svg:width="15.24cm" svg:height="12.7cm" svg:x="12.065cm" svg:y="1.905cm">
          <draw:image xlink:href="Pictures/1000020100000780000003B7576B674B9676875C.png" xlink:type="simple" xlink:show="embed" xlink:actuate="onLoad" draw:mime-type="image/png">
            <text:p/>
          </draw:image>
        </draw:frame>
        <draw:frame draw:style-name="gr8" draw:text-style-name="P1" draw:layer="layout" svg:width="11.429cm" svg:height="10.159cm" svg:x="0.636cm" svg:y="2.541cm">
          <draw:image xlink:href="Pictures/1000020100000780000003B78554A0607FA9FCAA.png" xlink:type="simple" xlink:show="embed" xlink:actuate="onLoad" draw:mime-type="image/png">
            <text:p text:style-name="P1">\</text:p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24pt" fo:language="en" fo:country="US" style:font-name-asian="Cantarell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1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44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22T10:24:46.443125929</meta:creation-date>
    <dc:date>2021-06-22T11:40:45.809217738</dc:date>
    <meta:editing-duration>PT1M46S</meta:editing-duration>
    <meta:editing-cycles>1</meta:editing-cycles>
    <meta:document-statistic meta:object-count="52"/>
    <meta:generator>LibreOffice/7.1.4.2$Linux_X86_64 LibreOffice_project/10$Build-2</meta:generator>
  </office:meta>
</office:document-meta>
</file>